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7555in"/>
    </style:style>
    <style:style style:name="co6" style:family="table-column">
      <style:table-column-properties fo:break-before="auto" style:column-width="1.8898in"/>
    </style:style>
    <style:style style:name="co7" style:family="table-column">
      <style:table-column-properties fo:break-before="auto" style:column-width="2.053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ole-draw-aspect="1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table table:name="Sheet1" table:style-name="ta1" table:print="false">
        <table:shapes>
          <draw:frame draw:z-index="0" draw:style-name="gr1" svg:width="7.7425in" svg:height="3.5409in" svg:x="1.4154in" svg:y="1.1264in">
            <draw:object draw:notify-on-update-of-ranges="Sheet1.A1:Sheet1.A1 Sheet1.B1:Sheet1.F1 Sheet1.A2:Sheet1.A2 Sheet1.B2:Sheet1.F2 Sheet1.A3:Sheet1.A3 Sheet1.B3:Sheet1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string">
            <text:p>AMD E-350 1 CPU core</text:p>
          </table:table-cell>
          <table:table-cell office:value-type="string">
            <text:p>AMD E-350 1 GPU core (OpenCL)</text:p>
          </table:table-cell>
          <table:table-cell office:value-type="string">
            <text:p>AMD Phenom II X6 1055T 1 CPU core</text:p>
          </table:table-cell>
          <table:table-cell office:value-type="string">
            <text:p>NVIDIA Tesla C2070 (CUDA)</text:p>
          </table:table-cell>
          <table:table-cell table:style-name="ce1" office:value-type="string">
            <text:p><text:span text:style-name="T1">NVIDIA Tesla C2070 (OpenCL)</text:span></text:p>
          </table:table-cell>
        </table:table-row>
        <table:table-row table:style-name="ro2">
          <table:table-cell office:value-type="string">
            <text:p>gfortran 4.6 + kgen-gfortran</text:p>
          </table:table-cell>
          <table:table-cell office:value-type="float" office:value="2.642751">
            <text:p>2.642751</text:p>
          </table:table-cell>
          <table:table-cell office:value-type="float" office:value="1.423255">
            <text:p>1.423255</text:p>
          </table:table-cell>
          <table:table-cell office:value-type="float" office:value="0.866027">
            <text:p>0.866027</text:p>
          </table:table-cell>
          <table:table-cell office:value-type="float" office:value="0.371868">
            <text:p>0.371868</text:p>
          </table:table-cell>
          <table:table-cell office:value-type="float" office:value="0.44701">
            <text:p>0.44701</text:p>
          </table:table-cell>
        </table:table-row>
        <table:table-row table:style-name="ro2">
          <table:table-cell office:value-type="string">
            <text:p>pgfortran -ta=nvidia</text:p>
          </table:table-cell>
          <table:table-cell table:number-columns-repeated="2"/>
          <table:table-cell office:value-type="float" office:value="0.62525">
            <text:p>0.62525</text:p>
          </table:table-cell>
          <table:table-cell office:value-type="float" office:value="0.157609">
            <text:p>0.157609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0:4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9T11:24:38</meta:creation-date>
    <dc:date>2011-09-06T10:47:24</dc:date>
    <meta:editing-duration>PT9H59M53S</meta:editing-duration>
    <meta:editing-cycles>3</meta:editing-cycles>
    <meta:generator>LibreOffice/3.3$Unix LibreOffice_project/330m19$Build-301</meta:generator>
    <dc:creator>Mae Marcus</dc:creator>
    <meta:document-statistic meta:table-count="3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cc0000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67cm" svg:height="8.995cm" xlink:href=".." xlink:type="simple" chart:class="chart:bar" chart:style-name="ch1">
        <chart:legend chart:legend-position="bottom" svg:x="3.162cm" svg:y="7.892cm" chart:style-name="ch2"/>
        <chart:plot-area chart:style-name="ch3" table:cell-range-address="Sheet1.A1:Sheet1.F3" chart:data-source-has-labels="both" svg:x="1.696cm" svg:y="0.851cm" svg:width="17.185cm" svg:height="5.589cm">
          <chartooo:coordinate-region svg:x="2.529cm" svg:y="1.077cm" svg:width="15.426cm" svg:height="4.318cm"/>
          <chart:axis chart:dimension="x" chart:name="primary-x" chart:style-name="ch4">
            <chart:title svg:x="9.14cm" svg:y="6.619cm" chart:style-name="ch5">
              <text:p>Hardware</text:p>
            </chart:title>
            <chart:categories table:cell-range-address="Sheet1.B1:Sheet1.F1"/>
          </chart:axis>
          <chart:axis chart:dimension="y" chart:name="primary-y" chart:style-name="ch6">
            <chart:title svg:x="0.451cm" svg:y="5.401cm" chart:style-name="ch7">
              <text:p>Time, seconds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bar">
            <chart:data-point/>
            <chart:data-point chart:style-name="ch10"/>
            <chart:data-point/>
            <chart:data-point chart:style-name="ch11"/>
            <chart:data-point chart:style-name="ch12"/>
          </chart:series>
          <chart:series chart:style-name="ch13" chart:values-cell-range-address="Sheet1.B3:Sheet1.F3" chart:label-cell-address="Sheet1.A3:Sheet1.A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E-350 1 CPU core</text:p>
                <draw:g>
                  <svg:desc>Sheet1.B1:Sheet1.F1</svg:desc>
                </draw:g>
              </table:table-cell>
              <table:table-cell office:value-type="string">
                <text:p>AMD E-350 1 GPU core (OpenCL)</text:p>
              </table:table-cell>
              <table:table-cell office:value-type="string">
                <text:p>AMD Phenom II X6 1055T 1 CPU core</text:p>
              </table:table-cell>
              <table:table-cell office:value-type="string">
                <text:p>NVIDIA Tesla C2070 (CUDA)</text:p>
              </table:table-cell>
              <table:table-cell office:value-type="string">
                <text:p>NVIDIA Tesla C2070 (OpenCL)</text:p>
              </table:table-cell>
            </table:table-row>
          </table:table-header-rows>
          <table:table-rows>
            <table:table-row>
              <table:table-cell office:value-type="string">
                <text:p>gfortran 4.6 + kgen-gfortran</text:p>
                <draw:g>
                  <svg:desc>Sheet1.A2:Sheet1.A2</svg:desc>
                </draw:g>
              </table:table-cell>
              <table:table-cell office:value-type="float" office:value="2.642751">
                <text:p>2.642751</text:p>
                <draw:g>
                  <svg:desc>Sheet1.B2:Sheet1.F2</svg:desc>
                </draw:g>
              </table:table-cell>
              <table:table-cell office:value-type="float" office:value="1.423255">
                <text:p>1.423255</text:p>
              </table:table-cell>
              <table:table-cell office:value-type="float" office:value="0.866027">
                <text:p>0.866027</text:p>
              </table:table-cell>
              <table:table-cell office:value-type="float" office:value="0.371868">
                <text:p>0.371868</text:p>
              </table:table-cell>
              <table:table-cell office:value-type="float" office:value="0.44701">
                <text:p>0.44701</text:p>
              </table:table-cell>
            </table:table-row>
            <table:table-row>
              <table:table-cell office:value-type="string">
                <text:p>pgfortran -ta=nvidia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F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62525">
                <text:p>0.62525</text:p>
              </table:table-cell>
              <table:table-cell office:value-type="float" office:value="0.157609">
                <text:p>0.1576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